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arial" svg:font-family="arial, sans-serif"/>
    <style:font-face style:name="Georgia1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Georgia1" fo:font-size="12pt" officeooo:rsid="000bfa12" officeooo:paragraph-rsid="000bfa12" style:font-size-asian="12pt" style:font-size-complex="12pt"/>
    </style:style>
    <style:style style:name="P2" style:family="paragraph" style:parent-style-name="Standard">
      <style:text-properties style:use-window-font-color="true" style:font-name="Georgia1" fo:font-size="12pt" fo:font-weight="bold" officeooo:rsid="000bfa12" officeooo:paragraph-rsid="000bfa12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Georgia1" fo:font-size="12pt" officeooo:paragraph-rsid="000df34f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eorgia1" fo:font-size="12pt" officeooo:rsid="000bfa12" officeooo:paragraph-rsid="000d0e14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eorgia1" fo:font-size="12pt" officeooo:paragraph-rsid="000d0e14" style:font-size-asian="12pt" style:font-size-complex="12pt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Georgia1" fo:font-size="12pt" officeooo:paragraph-rsid="000d0e14" style:font-size-asian="12pt" style:font-size-complex="12pt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Georgia1" fo:font-size="12pt" officeooo:rsid="000d0e14" officeooo:paragraph-rsid="000d0e14" style:font-size-asian="12pt" style:font-size-complex="12pt"/>
    </style:style>
    <style:style style:name="P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Georgia1" fo:font-size="12pt" officeooo:rsid="000bfa12" officeooo:paragraph-rsid="000d0e14" style:font-size-asian="12pt" style:font-size-complex="12pt"/>
    </style:style>
    <style:style style:name="P9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0bfa12" officeooo:paragraph-rsid="000d0e14" style:font-size-asian="12pt" style:font-size-complex="12pt"/>
    </style:style>
    <style:style style:name="P10" style:family="paragraph" style:parent-style-name="Standard">
      <style:text-properties officeooo:rsid="000bfa12" officeooo:paragraph-rsid="000bfa12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df34f" officeooo:paragraph-rsid="000df34f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10a796" officeooo:paragraph-rsid="0010a796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0a796" officeooo:paragraph-rsid="0010a796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12126" officeooo:paragraph-rsid="00112126" style:font-weight-asian="normal" style:font-weight-complex="normal"/>
    </style:style>
    <style:style style:name="T1" style:family="text">
      <style:text-properties fo:color="#212121"/>
    </style:style>
    <style:style style:name="T2" style:family="text">
      <style:text-properties fo:color="#212121" officeooo:rsid="000df34f"/>
    </style:style>
    <style:style style:name="T3" style:family="text">
      <style:text-properties fo:color="#000000"/>
    </style:style>
    <style:style style:name="T4" style:family="text">
      <style:text-properties fo:color="#000000" officeooo:rsid="000df34f"/>
    </style:style>
    <style:style style:name="T5" style:family="text">
      <style:text-properties officeooo:rsid="000d0e14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f34f" style:font-weight-asian="bold" style:font-weight-complex="bold"/>
    </style:style>
    <style:style style:name="T9" style:family="text">
      <style:text-properties style:font-name="Georgia1"/>
    </style:style>
    <style:style style:name="T10" style:family="text">
      <style:text-properties officeooo:rsid="00112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Title:</text:span> A unified framework of demographic time</text:p>
      <text:p text:style-name="P1"/>
      <text:p text:style-name="P2">Authors:</text:p>
      <text:p text:style-name="P1">Tim Riffe </text:p>
      <text:p text:style-name="P6">Max Planck Institute for Demographic Research </text:p>
      <text:p text:style-name="P6">Konrad-Zuse-Str. 1</text:p>
      <text:p text:style-name="P6">18057 Rostock</text:p>
      <text:p text:style-name="P6">Germany </text:p>
      <text:p text:style-name="P6"/>
      <text:p text:style-name="P7"><text:a xlink:type="simple" xlink:href="mailto:riffe@demogr.mpg.de">riffe@demogr.mpg.de</text:a></text:p>
      <text:p text:style-name="P7">tel: +49 176 232 858 45</text:p>
      <text:p text:style-name="P6"><text:span text:style-name="T5">fax: </text:span><text:span text:style-name="T6">+49 381 2081 - 280</text:span></text:p>
      <text:p text:style-name="P5"/>
      <text:p text:style-name="P1">Jonas Schöley</text:p>
      <text:p text:style-name="P8"><text:span text:style-name="T6">Department of Public Health, University of Southern Denmark &amp;</text:span><text:line-break/><text:span text:style-name="T6">Max-Planck Odense Center on the Biodemography of Aging<text:line-break/>J.B. Winsløws Vej 9B, 2nd floor</text:span></text:p>
      <text:p text:style-name="P9">DK-5000 Odense C, Denmark</text:p>
      <text:p text:style-name="P1">Francisco Villavicencio </text:p>
      <text:p text:style-name="P8"><text:span text:style-name="T6">Department of Mathematics and Computer Science, University of Southern Denmark</text:span><text:line-break/><text:span text:style-name="T6">&amp; Max-Planck Odense Center on the Biodemography of Aging</text:span><text:line-break/><text:span text:style-name="T6">Campusvej 55,</text:span><text:line-break/><text:span text:style-name="T6">5230 Odense M, Denmark.</text:span></text:p>
      <text:p text:style-name="P1"/>
      <text:p text:style-name="P10"/>
      <text:p text:style-name="P3"><text:span text:style-name="T8">Keywords: </text:span><text:span text:style-name="T4">Age</text:span><text:span text:style-name="T2"> </text:span><text:span text:style-name="T4">structure,</text:span><text:span text:style-name="T2"> </text:span><text:span text:style-name="T4">formal</text:span><text:span text:style-name="T2"> </text:span><text:span text:style-name="T4">demography,</text:span><text:span text:style-name="T2"> </text:span><text:span text:style-name="T4">data </text:span><text:span text:style-name="T3">visualization,</text:span><text:span text:style-name="T1"> </text:span><text:span text:style-name="T3">age</text:span><text:span text:style-name="T1"> </text:span><text:span text:style-name="T3">period</text:span><text:span text:style-name="T1"> </text:span><text:span text:style-name="T3">cohort</text:span></text:p>
      <text:p text:style-name="P11"/>
      <text:p text:style-name="P12"><text:span text:style-name="T9">Letter</text:span>: </text:p>
      <text:p text:style-name="P13">Dear editors, </text:p>
      <text:p text:style-name="P13"/>
      <text:p text:style-name="P13">We are pleased to submit our paper to Genus, a journal with tradition, whose current open access <text:span text:style-name="T10">policy</text:span> we support <text:span text:style-name="T10">wholeheartedly</text:span>. I <text:span text:style-name="T10">ticked</text:span> 'theoretical framework', but this work is rather atheoretical in the strictest sense. It is about as framework<text:span text:style-name="T10">y</text:span> as you could wish for, though. <text:span text:style-name="T10">Earlier versions of this work are posted as an MPIDR working paper, as well as on the 2016 PAA website and the 2016 EPC website. It has been presented a lot in public, so I do not expect to be anonymous, but I also can't imagine that my lack of anonymity will either help or hurt the review process. I hope you and your readers enjoy the paper, and I hope it brings new readers to your journal. I intend to make the paper visible in future work as well.</text:span></text:p>
      <text:p text:style-name="P13"/>
      <text:p text:style-name="P14">Best wishes,</text:p>
      <text:p text:style-name="P14"/>
      <text:p text:style-name="P14">Tim Rif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arial" svg:font-family="arial, sans-serif"/>
    <style:font-face style:name="Georgia1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Riffe</meta:initial-creator>
    <meta:creation-date>2015-11-04T17:32:30.596896955</meta:creation-date>
    <dc:date>2016-09-07T16:21:24.271846316</dc:date>
    <dc:creator>Tim Riffe</dc:creator>
    <meta:editing-duration>PT12M3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43" meta:character-count="1457" meta:non-whitespace-character-count="1229"/>
  </office:meta>
</office:document-meta>
</file>